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4_12-09-38_000.jpg</text:p>
          </table:table-cell>
          <table:table-cell table:style-name="ce19" office:value-type="string">
            <text:p>:m RES 1*5 / free# JVEMV6 68#_56:1 / 68. theoretical-physics(tp) / w=~,topics=orig:行列のべき乗,other=orig+;q+,s=~,i=~,doc=r-3-4~4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2]=&quot;&quot;;[.C2];CONCATENATE([.C2];&quot; / &quot;;[.E2]))" office:value-type="string" office:string-value=":m RES 1*5 / free# JVEMV6 68#_56:1 / 68. theoretical-physics(tp) / w=~,topics=orig:行列のべき乗,other=orig+;q+,s=~,i=~,doc=r-3-4~4">
            <text:p>:m RES 1*5 / free# JVEMV6 68#_56:1 / 68. theoretical-physics(tp) / w=~,topics=orig:行列のべき乗,other=orig+;q+,s=~,i=~,doc=r-3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4_12-09-59_000.jpg</text:p>
          </table:table-cell>
          <table:table-cell table:style-name="ce19" office:value-type="string">
            <text:p>:m RES 2*5 / free# JVEMV6 68#_56:1 / 68. theoretical-physics(tp) / w=~,topics=orig:行列のべき乗,other=orig+;q+,s=~,i=~,doc=r-3-4~4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3]=&quot;&quot;;[.C3];CONCATENATE([.C3];&quot; / &quot;;[.E3]))" office:value-type="string" office:string-value=":m RES 2*5 / free# JVEMV6 68#_56:1 / 68. theoretical-physics(tp) / w=~,topics=orig:行列のべき乗,other=orig+;q+,s=~,i=~,doc=r-3-4~4">
            <text:p>:m RES 2*5 / free# JVEMV6 68#_56:1 / 68. theoretical-physics(tp) / w=~,topics=orig:行列のべき乗,other=orig+;q+,s=~,i=~,doc=r-3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4_12-10-16_000.jpg</text:p>
          </table:table-cell>
          <table:table-cell table:style-name="ce19" office:value-type="string">
            <text:p>:m RES 3*5 / free# JVEMV6 68#_56:1 / 68. theoretical-physics(tp) / w=~,topics=orig:行列のべき乗,other=orig+;q+;theorem+:２つの列が互いに等しい行列の、べき乗,s=~,i=~,doc=r-3-4~4</text:p>
          </table:table-cell>
          <table:table-cell table:style-name="ce19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4]=&quot;&quot;;[.C4];CONCATENATE([.C4];&quot; / &quot;;[.E4]))" office:value-type="string" office:string-value=":m RES 3*5 / free# JVEMV6 68#_56:1 / 68. theoretical-physics(tp) / w=~,topics=orig:行列のべき乗,other=orig+;q+;theorem+:２つの列が互いに等しい行列の、べき乗,s=~,i=~,doc=r-3-4~4">
            <text:p>:m RES 3*5 / free# JVEMV6 68#_56:1 / 68. theoretical-physics(tp) / w=~,topics=orig:行列のべき乗,other=orig+;q+;theorem+:２つの列が互いに等しい行列の、べき乗,s=~,i=~,doc=r-3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4_12-10-41_000.jpg</text:p>
          </table:table-cell>
          <table:table-cell table:style-name="ce19" office:value-type="string">
            <text:p>:m RES 4*5 / free# JVEMV6 68#_56:1 / 68. theoretical-physics(tp) / w=~,topics=orig:行列のべき乗,other=orig+;q+;,s=~,i=~,doc=r-3-4~4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5]=&quot;&quot;;[.C5];CONCATENATE([.C5];&quot; / &quot;;[.E5]))" office:value-type="string" office:string-value=":m RES 4*5 / free# JVEMV6 68#_56:1 / 68. theoretical-physics(tp) / w=~,topics=orig:行列のべき乗,other=orig+;q+;,s=~,i=~,doc=r-3-4~4">
            <text:p>:m RES 4*5 / free# JVEMV6 68#_56:1 / 68. theoretical-physics(tp) / w=~,topics=orig:行列のべき乗,other=orig+;q+;,s=~,i=~,doc=r-3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4_12-11-12_000.jpg</text:p>
          </table:table-cell>
          <table:table-cell table:style-name="ce19" office:value-type="string">
            <text:p>:m RES 5*5 / free# JVEMV6 68#_56:1 / 68. theoretical-physics(tp) / w=~,topics=orig:行列のべき乗,other=orig+;q+;q+:unanswered:単位行列以外に、A*v-&gt;=v-&gt;を満たす、A,s=~,i=~,doc=r-3-4~4</text:p>
          </table:table-cell>
          <table:table-cell table:style-name="ce19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6]=&quot;&quot;;[.C6];CONCATENATE([.C6];&quot; / &quot;;[.E6]))" office:value-type="string" office:string-value=":m RES 5*5 / free# JVEMV6 68#_56:1 / 68. theoretical-physics(tp) / w=~,topics=orig:行列のべき乗,other=orig+;q+;q+:unanswered:単位行列以外に、A*v-&gt;=v-&gt;を満たす、A,s=~,i=~,doc=r-3-4~4">
            <text:p>:m RES 5*5 / free# JVEMV6 68#_56:1 / 68. theoretical-physics(tp) / w=~,topics=orig:行列のべき乗,other=orig+;q+;q+:unanswered:単位行列以外に、A*v-&gt;=v-&gt;を満たす、A,s=~,i=~,doc=r-3-4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4_12-56-01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4_15-59-33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指示書</text:p>
          </table:table-cell>
          <table:table-cell table:style-name="ce18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805th / 雪谷大塚駅 / 雪が谷大塚プロジェクト / １名 / ホクシン設備（合田工務店） / 指示書">
            <text:p>:m 東和 PHOTO / 210805th / 雪谷大塚駅 / 雪が谷大塚プロジェクト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4_15-59-38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805th / 雪谷大塚駅 / 雪が谷大塚プロジェクト / １名 / ホクシン設備（合田工務店） / 指示書">
            <text:p>:m 東和 PHOTO / 210805th / 雪谷大塚駅 / 雪が谷大塚プロジェクト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4_15-59-45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指示書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0805th / 雪谷大塚駅 / 雪が谷大塚プロジェクト / １名 / ホクシン設備（合田工務店） / 指示書">
            <text:p>:m 東和 PHOTO / 210805th / 雪谷大塚駅 / 雪が谷大塚プロジェクト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4_15-59-54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0805th / 雪谷大塚駅 / 雪が谷大塚プロジェクト / １名 / ホクシン設備（合田工務店） / 指示書">
            <text:p>:m 東和 PHOTO / 210805th / 雪谷大塚駅 / 雪が谷大塚プロジェクト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04_16-00-09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指示書：地図</text:p>
          </table:table-cell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0805th / 雪谷大塚駅 / 雪が谷大塚プロジェクト / １名 / ホクシン設備（合田工務店） / 指示書：地図">
            <text:p>:m 東和 PHOTO / 210805th / 雪谷大塚駅 / 雪が谷大塚プロジェクト / １名 / ホクシン設備（合田工務店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04_16-09-26_000.jpg</text:p>
          </table:table-cell>
          <table:table-cell table:style-name="ce20" office:value-type="string">
            <text:p>:m RES 1*3 / free# JVEMV6 68#_56:2 / 68. theoretical-physics(tp) / w=~,topics=環,other=calc+,s=~,i=~,doc=~</text:p>
          </table:table-cell>
          <table:table-cell table:style-name="ce20"/>
          <table:table-cell table:style-name="ce4"/>
          <table:table-cell table:style-name="ce4" office:value-type="string">
            <text:p>N-35-35-29.095458 E-139-34-49.654541</text:p>
          </table:table-cell>
          <table:table-cell table:style-name="ce38" table:formula="of:=IF([.E13]=&quot;&quot;;[.C13];CONCATENATE([.C13];&quot; / &quot;;[.E13]))" office:value-type="string" office:string-value=":m RES 1*3 / free# JVEMV6 68#_56:2 / 68. theoretical-physics(tp) / w=~,topics=環,other=calc+,s=~,i=~,doc=~">
            <text:p>:m RES 1*3 / free# JVEMV6 68#_56:2 / 68. theoretical-physics(tp) / w=~,topics=環,other=calc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04_16-09-51_000.jpg</text:p>
          </table:table-cell>
          <table:table-cell table:style-name="ce17" office:value-type="string">
            <text:p>:m RES 2*3 / free# JVEMV6 68#_56:2 / 68. theoretical-physics(tp) / w=~,topics=環,other=q+:２つの整数：２を公約数として持つか,s=~,i=~,doc=~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14]=&quot;&quot;;[.C14];CONCATENATE([.C14];&quot; / &quot;;[.E14]))" office:value-type="string" office:string-value=":m RES 2*3 / free# JVEMV6 68#_56:2 / 68. theoretical-physics(tp) / w=~,topics=環,other=q+:２つの整数：２を公約数として持つか,s=~,i=~,doc=~">
            <text:p>:m RES 2*3 / free# JVEMV6 68#_56:2 / 68. theoretical-physics(tp) / w=~,topics=環,other=q+:２つの整数：２を公約数として持つか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04_16-10-27_000.jpg</text:p>
          </table:table-cell>
          <table:table-cell table:style-name="ce17" office:value-type="string">
            <text:p>:m RES 3*3 / free# JVEMV6 68#_56:2 / 68. theoretical-physics(tp) / w=~,topics=環,other=q+:２つの整数：２を公約数として持つか,s=~,i=~,doc=~</text:p>
          </table:table-cell>
          <table:table-cell table:style-name="ce17"/>
          <table:table-cell table:style-name="ce4"/>
          <table:table-cell table:style-name="ce4" office:value-type="string">
            <text:p>N-35-35-23.835754 E-139-34-57.125244</text:p>
          </table:table-cell>
          <table:table-cell table:style-name="ce38" table:formula="of:=IF([.E15]=&quot;&quot;;[.C15];CONCATENATE([.C15];&quot; / &quot;;[.E15]))" office:value-type="string" office:string-value=":m RES 3*3 / free# JVEMV6 68#_56:2 / 68. theoretical-physics(tp) / w=~,topics=環,other=q+:２つの整数：２を公約数として持つか,s=~,i=~,doc=~">
            <text:p>:m RES 3*3 / free# JVEMV6 68#_56:2 / 68. theoretical-physics(tp) / w=~,topics=環,other=q+:２つの整数：２を公約数として持つか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8-04_16-26-55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資料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東和 PHOTO / 210805th / 雪谷大塚駅 / 雪が谷大塚プロジェクト / １名 / ホクシン設備（合田工務店） / 資料：天気">
            <text:p>:m 東和 PHOTO / 210805th / 雪谷大塚駅 / 雪が谷大塚プロジェクト / １名 / ホクシン設備（合田工務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8-04_16-28-21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資料：交通</text:p>
          </table:table-cell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東和 PHOTO / 210805th / 雪谷大塚駅 / 雪が谷大塚プロジェクト / １名 / ホクシン設備（合田工務店） / 資料：交通">
            <text:p>:m 東和 PHOTO / 210805th / 雪谷大塚駅 / 雪が谷大塚プロジェクト / １名 / ホクシン設備（合田工務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8-04_16-31-55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3.4375 E-139-34-59.267578</text:p>
          </table:table-cell>
          <table:table-cell table:style-name="ce38" table:formula="of:=IF([.E18]=&quot;&quot;;[.C18];CONCATENATE([.C18];&quot; / &quot;;[.E18]))" office:value-type="string" office:string-value=":m 東和 PHOTO / 210805th / 雪谷大塚駅 / 雪が谷大塚プロジェクト / １名 / ホクシン設備（合田工務店） / 資料：スケジュール">
            <text:p>:m 東和 PHOTO / 210805th / 雪谷大塚駅 / 雪が谷大塚プロジェクト / １名 / ホクシン設備（合田工務店） / 資料：スケジュール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8-04_16-37-14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資料：地図</text:p>
          </table:table-cell>
          <table:table-cell table:style-name="ce18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19]=&quot;&quot;;[.C19];CONCATENATE([.C19];&quot; / &quot;;[.E19]))" office:value-type="string" office:string-value=":m 東和 PHOTO / 210805th / 雪谷大塚駅 / 雪が谷大塚プロジェクト / １名 / ホクシン設備（合田工務店） / 資料：地図">
            <text:p>:m 東和 PHOTO / 210805th / 雪谷大塚駅 / 雪が谷大塚プロジェクト / １名 / ホクシン設備（合田工務店） / 資料：地図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8-04_16-38-32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資料：地図：路上</text:p>
          </table:table-cell>
          <table:table-cell table:style-name="ce19"/>
          <table:table-cell table:style-name="ce4"/>
          <table:table-cell table:style-name="ce4" office:value-type="string">
            <text:p>N-35-35-28.8208 E-139-34-49.434814</text:p>
          </table:table-cell>
          <table:table-cell table:style-name="ce38" table:formula="of:=IF([.E20]=&quot;&quot;;[.C20];CONCATENATE([.C20];&quot; / &quot;;[.E20]))" office:value-type="string" office:string-value=":m 東和 PHOTO / 210805th / 雪谷大塚駅 / 雪が谷大塚プロジェクト / １名 / ホクシン設備（合田工務店） / 資料：地図：路上">
            <text:p>:m 東和 PHOTO / 210805th / 雪谷大塚駅 / 雪が谷大塚プロジェクト / １名 / ホクシン設備（合田工務店） / 資料：地図：路上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8-04_20-37-29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3.4375 E-139-34-59.267578</text:p>
          </table:table-cell>
          <table:table-cell table:style-name="ce38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8-04_22-26-3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22]=&quot;&quot;;[.C22];CONCATENATE([.C22];&quot; / &quot;;[.E2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8-05_00-38-58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3.4375 E-139-34-59.267578</text:p>
          </table:table-cell>
          <table:table-cell table:style-name="ce38" table:formula="of:=IF([.E23]=&quot;&quot;;[.C23];CONCATENATE([.C23];&quot; / &quot;;[.E23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8-05_04-07-49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24]=&quot;&quot;;[.C24];CONCATENATE([.C24];&quot; / &quot;;[.E24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8-05_04-16-30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6-21.527709 E-139-35-5.0354</text:p>
          </table:table-cell>
          <table:table-cell table:style-name="ce38" table:formula="of:=IF([.E25]=&quot;&quot;;[.C25];CONCATENATE([.C25];&quot; / &quot;;[.E2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8-05_05-19-26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出発時間 / N-35-36-21.527709 E-139-35-5.0354</text:p>
          </table:table-cell>
          <table:table-cell table:style-name="ce20"/>
          <table:table-cell table:style-name="ce4" table:formula="of:=[.F26]" office:value-type="string" office:string-value="N-35-36-21.527709 E-139-35-5.0354">
            <text:p>N-35-36-21.527709 E-139-35-5.0354</text:p>
          </table:table-cell>
          <table:table-cell table:style-name="ce4" office:value-type="string">
            <text:p>N-35-36-21.527709 E-139-35-5.0354</text:p>
          </table:table-cell>
          <table:table-cell table:style-name="ce38" table:formula="of:=IF([.E26]=&quot;&quot;;[.C26];CONCATENATE([.C26];&quot; / &quot;;[.E26]))" office:value-type="string" office:string-value=":m 東和 PHOTO / 210805th / 雪谷大塚駅 / 雪が谷大塚プロジェクト / １名 / ホクシン設備（合田工務店） / 出発時間 / N-35-36-21.527709 E-139-35-5.0354 / N-35-36-21.527709 E-139-35-5.0354">
            <text:p>:m 東和 PHOTO / 210805th / 雪谷大塚駅 / 雪が谷大塚プロジェクト / １名 / ホクシン設備（合田工務店） / 出発時間 / N-35-36-21.527709 E-139-35-5.0354 / N-35-36-21.527709 E-139-35-5.035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8-05_06-33-06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現場状況 / N-35-35-29.067993 E-139-40-56.488037</text:p>
          </table:table-cell>
          <table:table-cell table:style-name="ce20"/>
          <table:table-cell table:style-name="ce4" table:formula="of:=[.F27]" office:value-type="string" office:string-value="N-35-35-29.067993 E-139-40-56.488037">
            <text:p>N-35-35-29.067993 E-139-40-56.488037</text:p>
          </table:table-cell>
          <table:table-cell table:style-name="ce4" office:value-type="string">
            <text:p>N-35-35-29.067993 E-139-40-56.488037</text:p>
          </table:table-cell>
          <table:table-cell table:style-name="ce38" table:formula="of:=IF([.E27]=&quot;&quot;;[.C27];CONCATENATE([.C27];&quot; / &quot;;[.E27]))" office:value-type="string" office:string-value=":m 東和 PHOTO / 210805th / 雪谷大塚駅 / 雪が谷大塚プロジェクト / １名 / ホクシン設備（合田工務店） / 現場状況 / N-35-35-29.067993 E-139-40-56.488037 / N-35-35-29.067993 E-139-40-56.488037">
            <text:p>:m 東和 PHOTO / 210805th / 雪谷大塚駅 / 雪が谷大塚プロジェクト / １名 / ホクシン設備（合田工務店） / 現場状況 / N-35-35-29.067993 E-139-40-56.488037 / N-35-35-29.067993 E-139-40-56.48803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8-05_06-33-22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現場状況 / N-35-35-36.854553 E-139-40-45.007324</text:p>
          </table:table-cell>
          <table:table-cell table:style-name="ce20"/>
          <table:table-cell table:style-name="ce4" table:formula="of:=[.F28]" office:value-type="string" office:string-value="N-35-35-36.854553 E-139-40-45.007324">
            <text:p>N-35-35-36.854553 E-139-40-45.007324</text:p>
          </table:table-cell>
          <table:table-cell table:style-name="ce4" office:value-type="string">
            <text:p>N-35-35-36.854553 E-139-40-45.007324</text:p>
          </table:table-cell>
          <table:table-cell table:style-name="ce38" table:formula="of:=IF([.E28]=&quot;&quot;;[.C28];CONCATENATE([.C28];&quot; / &quot;;[.E28]))" office:value-type="string" office:string-value=":m 東和 PHOTO / 210805th / 雪谷大塚駅 / 雪が谷大塚プロジェクト / １名 / ホクシン設備（合田工務店） / 現場状況 / N-35-35-36.854553 E-139-40-45.007324 / N-35-35-36.854553 E-139-40-45.007324">
            <text:p>:m 東和 PHOTO / 210805th / 雪谷大塚駅 / 雪が谷大塚プロジェクト / １名 / ホクシン設備（合田工務店） / 現場状況 / N-35-35-36.854553 E-139-40-45.007324 / N-35-35-36.854553 E-139-40-45.00732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8-05_06-33-30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現場状況 / N-35-35-36.854553 E-139-40-45.007324</text:p>
          </table:table-cell>
          <table:table-cell table:style-name="ce20"/>
          <table:table-cell table:style-name="ce4" table:formula="of:=[.F29]" office:value-type="string" office:string-value="N-35-35-36.854553 E-139-40-45.007324">
            <text:p>N-35-35-36.854553 E-139-40-45.007324</text:p>
          </table:table-cell>
          <table:table-cell table:style-name="ce4" office:value-type="string">
            <text:p>N-35-35-36.854553 E-139-40-45.007324</text:p>
          </table:table-cell>
          <table:table-cell table:style-name="ce38" table:formula="of:=IF([.E29]=&quot;&quot;;[.C29];CONCATENATE([.C29];&quot; / &quot;;[.E29]))" office:value-type="string" office:string-value=":m 東和 PHOTO / 210805th / 雪谷大塚駅 / 雪が谷大塚プロジェクト / １名 / ホクシン設備（合田工務店） / 現場状況 / N-35-35-36.854553 E-139-40-45.007324 / N-35-35-36.854553 E-139-40-45.007324">
            <text:p>:m 東和 PHOTO / 210805th / 雪谷大塚駅 / 雪が谷大塚プロジェクト / １名 / ホクシン設備（合田工務店） / 現場状況 / N-35-35-36.854553 E-139-40-45.007324 / N-35-35-36.854553 E-139-40-45.00732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8-05_06-46-46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現場状況 / N-35-35-31.237792 E-139-40-54.235839</text:p>
          </table:table-cell>
          <table:table-cell table:style-name="ce20"/>
          <table:table-cell table:style-name="ce4" table:formula="of:=[.F30]" office:value-type="string" office:string-value="N-35-35-31.237792 E-139-40-54.235839">
            <text:p>N-35-35-31.237792 E-139-40-54.235839</text:p>
          </table:table-cell>
          <table:table-cell table:style-name="ce4" office:value-type="string">
            <text:p>N-35-35-31.237792 E-139-40-54.235839</text:p>
          </table:table-cell>
          <table:table-cell table:style-name="ce38" table:formula="of:=IF([.E30]=&quot;&quot;;[.C30];CONCATENATE([.C30];&quot; / &quot;;[.E30]))" office:value-type="string" office:string-value=":m 東和 PHOTO / 210805th / 雪谷大塚駅 / 雪が谷大塚プロジェクト / １名 / ホクシン設備（合田工務店） / 現場状況 / N-35-35-31.237792 E-139-40-54.235839 / N-35-35-31.237792 E-139-40-54.235839">
            <text:p>:m 東和 PHOTO / 210805th / 雪谷大塚駅 / 雪が谷大塚プロジェクト / １名 / ホクシン設備（合田工務店） / 現場状況 / N-35-35-31.237792 E-139-40-54.235839 / N-35-35-31.237792 E-139-40-54.2358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8-05_06-46-58_000.jpg</text:p>
          </table:table-cell>
          <table:table-cell table:style-name="ce20" office:value-type="string">
            <text:p>:PHOTO 記録しておきたいもの / @雪が谷大塚駅最寄り、東和現場 / object=ポスター,photo-for=女性の水着の写真 / N-35-35-31.237792 E-139-40-54.235839</text:p>
          </table:table-cell>
          <table:table-cell table:style-name="ce20"/>
          <table:table-cell table:style-name="ce4" table:formula="of:=[.F31]" office:value-type="string" office:string-value="N-35-35-31.237792 E-139-40-54.235839">
            <text:p>N-35-35-31.237792 E-139-40-54.235839</text:p>
          </table:table-cell>
          <table:table-cell table:style-name="ce4" office:value-type="string">
            <text:p>N-35-35-31.237792 E-139-40-54.235839</text:p>
          </table:table-cell>
          <table:table-cell table:style-name="ce38" table:formula="of:=IF([.E31]=&quot;&quot;;[.C31];CONCATENATE([.C31];&quot; / &quot;;[.E31]))" office:value-type="string" office:string-value=":PHOTO 記録しておきたいもの / @雪が谷大塚駅最寄り、東和現場 / object=ポスター,photo-for=女性の水着の写真 / N-35-35-31.237792 E-139-40-54.235839 / N-35-35-31.237792 E-139-40-54.235839">
            <text:p>:PHOTO 記録しておきたいもの / @雪が谷大塚駅最寄り、東和現場 / object=ポスター,photo-for=女性の水着の写真 / N-35-35-31.237792 E-139-40-54.235839 / N-35-35-31.237792 E-139-40-54.2358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8-05_16-57-36_000.jpg</text:p>
          </table:table-cell>
          <table:table-cell table:style-name="ce20" office:value-type="string">
            <text:p>-*</text:p>
          </table:table-cell>
          <table:table-cell table:style-name="ce20"/>
          <table:table-cell table:style-name="ce4"/>
          <table:table-cell table:style-name="ce4" office:value-type="string">
            <text:p>N-35-35-23.492431 E-139-34-59.377441</text:p>
          </table:table-cell>
          <table:table-cell table:style-name="ce38" table:formula="of:=IF([.E32]=&quot;&quot;;[.C32];CONCATENATE([.C32];&quot; / &quot;;[.E3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8-05_18-06-54_000.jpg</text:p>
          </table:table-cell>
          <table:table-cell table:style-name="ce20" office:value-type="string">
            <text:p>:m RES 1*2 / free# JVEMV6 68#_57 / 68. theoretical-physics(tp) / w=~,topics=~,other=calc+:f(x)=a_0*x^m+a_1*x^(m-1),s=~,i=~,doc=r-3-4=5#3</text:p>
          </table:table-cell>
          <table:table-cell table:style-name="ce20"/>
          <table:table-cell table:style-name="ce4"/>
          <table:table-cell table:style-name="ce4" office:value-type="string">
            <text:p>N-35-35-23.492431 E-139-34-59.377441</text:p>
          </table:table-cell>
          <table:table-cell table:style-name="ce38" table:formula="of:=IF([.E33]=&quot;&quot;;[.C33];CONCATENATE([.C33];&quot; / &quot;;[.E33]))" office:value-type="string" office:string-value=":m RES 1*2 / free# JVEMV6 68#_57 / 68. theoretical-physics(tp) / w=~,topics=~,other=calc+:f(x)=a_0*x^m+a_1*x^(m-1),s=~,i=~,doc=r-3-4=5#3">
            <text:p>:m RES 1*2 / free# JVEMV6 68#_57 / 68. theoretical-physics(tp) / w=~,topics=~,other=calc+:f(x)=a_0*x^m+a_1*x^(m-1),s=~,i=~,doc=r-3-4=5#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8-05_18-10-17_000.jpg</text:p>
          </table:table-cell>
          <table:table-cell table:style-name="ce20" office:value-type="string">
            <text:p>:m :? 1*1 / math / area=algebra / topics=最小公約数；素数,id=~ / content=奇数であり、最小公約数が２である組合せ；奇数ｎ：n-2とn+2が、共に、素数であるもの,other=~,s-~ / N~ </text:p>
          </table:table-cell>
          <table:table-cell table:style-name="ce20"/>
          <table:table-cell table:style-name="ce4"/>
          <table:table-cell table:style-name="ce4" office:value-type="string">
            <text:p>N-35-35-24.687194 E-139-34-55.202636</text:p>
          </table:table-cell>
          <table:table-cell table:style-name="ce38" table:formula="of:=IF([.E34]=&quot;&quot;;[.C34];CONCATENATE([.C34];&quot; / &quot;;[.E34]))" office:value-type="string" office:string-value=":m :? 1*1 / math / area=algebra / topics=最小公約数；素数,id=~ / content=奇数であり、最小公約数が２である組合せ；奇数ｎ：n-2とn+2が、共に、素数であるもの,other=~,s-~ / N~ ">
            <text:p>:m :? 1*1 / math / area=algebra / topics=最小公約数；素数,id=~ / content=奇数であり、最小公約数が２である組合せ；奇数ｎ：n-2とn+2が、共に、素数であるもの,other=~,s-~ / N~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8-05_21-29-4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35]=&quot;&quot;;[.C35];CONCATENATE([.C35];&quot; / &quot;;[.E35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8-06_00-07-42_000.jpg</text:p>
          </table:table-cell>
          <table:table-cell table:style-name="ce20" office:value-type="string">
            <text:p>:m 記録 / 身体 / ケガ / loc=左手：第２指（人差し指）：第１節：内側,cause=お椀の中で、枯れ草の束を燃やす：燃えかすのように見える塊を、指でつまむ：指に張り付く,loc-incident=自室前、ベランダ,id=2021-08-06_00-07-42_000.jpg,phase=風呂から出たところ,apparatus=~,injury=火傷,other=燃えかす：ガムテームの切れ端か</text:p>
          </table:table-cell>
          <table:table-cell table:style-name="ce20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36]=&quot;&quot;;[.C36];CONCATENATE([.C36];&quot; / &quot;;[.E36]))" office:value-type="string" office:string-value=":m 記録 / 身体 / ケガ / loc=左手：第２指（人差し指）：第１節：内側,cause=お椀の中で、枯れ草の束を燃やす：燃えかすのように見える塊を、指でつまむ：指に張り付く,loc-incident=自室前、ベランダ,id=2021-08-06_00-07-42_000.jpg,phase=風呂から出たところ,apparatus=~,injury=火傷,other=燃えかす：ガムテームの切れ端か">
            <text:p>:m 記録 / 身体 / ケガ / loc=左手：第２指（人差し指）：第１節：内側,cause=お椀の中で、枯れ草の束を燃やす：燃えかすのように見える塊を、指でつまむ：指に張り付く,loc-incident=自室前、ベランダ,id=2021-08-06_00-07-42_000.jpg,phase=風呂から出たところ,apparatus=~,injury=火傷,other=燃えかす：ガムテームの切れ端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8-06_05-59-52_000.jpg</text:p>
          </table:table-cell>
          <table:table-cell table:style-name="ce19" office:value-type="string">
            <text:p>:m :PHOTO 寝た時刻 / 2020 / オナニー、了、0:50頃～</text:p>
          </table:table-cell>
          <table:table-cell table:style-name="ce17"/>
          <table:table-cell table:style-name="ce4"/>
          <table:table-cell table:style-name="ce4" office:value-type="string">
            <text:p>N-35-35-29.0 E-139-34-48.0</text:p>
          </table:table-cell>
          <table:table-cell table:style-name="ce38" table:formula="of:=IF([.E37]=&quot;&quot;;[.C37];CONCATENATE([.C37];&quot; / &quot;;[.E37]))" office:value-type="string" office:string-value=":m :PHOTO 寝た時刻 / 2020 / オナニー、了、0:50頃～">
            <text:p>:m :PHOTO 寝た時刻 / 2020 / オナニー、了、0:50頃～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8-06_09-17-34_000.jpg</text:p>
          </table:table-cell>
          <table:table-cell table:style-name="ce17" office:value-type="string">
            <text:p>:m :PHOTO 起きた時刻 / 2021</text:p>
          </table:table-cell>
          <table:table-cell table:style-name="ce27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8" table:formula="of:=IF([.E38]=&quot;&quot;;[.C38];CONCATENATE([.C38];&quot; / &quot;;[.E3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1-08-06_09-20-1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39]=&quot;&quot;;[.C39];CONCATENATE([.C39];&quot; / &quot;;[.E3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1-08-06_10-22-15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日報</text:p>
          </table:table-cell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string" office:string-value=":m 東和 PHOTO / 210805th / 雪谷大塚駅 / 雪が谷大塚プロジェクト / １名 / ホクシン設備（合田工務店） / 日報">
            <text:p>:m 東和 PHOTO / 210805th / 雪谷大塚駅 / 雪が谷大塚プロジェクト / １名 / ホクシン設備（合田工務店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05th / 雪谷大塚駅 / 雪が谷大塚プロジェクト / １名 / ホクシン設備（合田工務店） / 日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0 / オナニー、了、0:50頃～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2021/08/06</text:date>, <text:time>11:2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6T11:21:33.44</dc:date>
    <dc:creator>iwabuchi ken</dc:creator>
    <meta:editing-duration>P35DT14H9M45S</meta:editing-duration>
    <meta:editing-cycles>13076</meta:editing-cycles>
    <meta:document-statistic meta:table-count="1" meta:cell-count="505" meta:object-count="0"/>
  </office:meta>
</office:document-meta>
</file>